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746cm"/>
    </style:style>
    <style:style style:name="gr4" style:family="graphic" style:parent-style-name="standard">
      <style:graphic-properties draw:fill-color="#ff99ff" draw:textarea-horizontal-align="justify" draw:textarea-vertical-align="middle" draw:auto-grow-height="false" fo:min-height="2.544cm" fo:min-width="2.794cm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2.282cm" fo:min-width="2.5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097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2.036cm" fo:min-width="2.80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036cm" fo:min-width="2.802cm"/>
    </style:style>
    <style:style style:name="gr10" style:family="graphic" style:parent-style-name="standard">
      <style:graphic-properties draw:fill-color="#99ffff" draw:textarea-horizontal-align="justify" draw:textarea-vertical-align="middle" draw:auto-grow-height="false" fo:min-height="2.036cm" fo:min-width="2.80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99ff" draw:textarea-horizontal-align="justify" draw:textarea-vertical-align="middle" draw:auto-grow-height="false" fo:min-height="2.036cm" fo:min-width="2.371cm"/>
    </style:style>
    <style:style style:name="gr13" style:family="graphic" style:parent-style-name="standard">
      <style:graphic-properties draw:fill-color="#ff99ff" draw:textarea-horizontal-align="justify" draw:textarea-vertical-align="middle" draw:auto-grow-height="false" fo:min-height="2.028cm" fo:min-width="2.51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2.028cm" fo:min-width="2.387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99ff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99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99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000000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254cm" svg:y1="12.66cm" svg:x2="27.686cm" svg:y2="12.66cm">
          <text:p text:style-name="P3"><text:span text:style-name="T1"/></text:p>
        </draw:line>
        <draw:line draw:style-name="gr1" draw:text-style-name="P1" draw:layer="layout" svg:x1="24.892cm" svg:y1="12.66cm" svg:x2="26.416cm" svg:y2="8.828cm">
          <text:p text:style-name="P3"><text:span text:style-name="T1"/></text:p>
        </draw:line>
        <draw:line draw:style-name="gr1" draw:text-style-name="P1" draw:layer="layout" svg:x1="16.402cm" svg:y1="8.828cm" svg:x2="14.624cm" svg:y2="12.66cm">
          <text:p text:style-name="P3"><text:span text:style-name="T1"/></text:p>
        </draw:line>
        <draw:frame draw:style-name="gr2" draw:text-style-name="P2" draw:layer="layout" svg:width="0.853cm" svg:height="0.962cm" svg:x="25.885cm" svg:y="7.858cm">
          <draw:text-box>
            <text:p><text:span text:style-name="T1">¥</text:span></text:p>
          </draw:text-box>
        </draw:frame>
        <draw:frame draw:style-name="gr2" draw:text-style-name="P2" draw:layer="layout" svg:width="0.853cm" svg:height="0.962cm" svg:x="15.948cm" svg:y="7.866cm">
          <draw:text-box>
            <text:p><text:span text:style-name="T1">¥</text:span></text:p>
          </draw:text-box>
        </draw:frame>
        <draw:frame draw:style-name="gr3" draw:text-style-name="P2" draw:layer="layout" svg:width="10.246cm" svg:height="0.839cm" svg:x="18.07cm" svg:y="15.251cm">
          <draw:text-box>
            <text:p><text:span text:style-name="T2">Refund = Sum( product.price * refundQuantity )</text:span></text:p>
          </draw:text-box>
        </draw:frame>
        <draw:custom-shape draw:style-name="gr4" draw:text-style-name="P4" xml:id="id8" draw:id="id8" draw:layer="layout" svg:width="3.294cm" svg:height="2.794cm" svg:x="20.066cm" svg:y="9.922cm">
          <text:p text:style-name="P3"><text:span text:style-name="T1">Refund Or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011cm" svg:height="2.532cm" svg:x="8.882cm" svg:y="10.922cm">
          <text:p text:style-name="P3"><text:span text:style-name="T1">Order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597cm" svg:height="0.839cm" svg:x="8.987cm" svg:y="16.851cm">
          <draw:text-box>
            <text:p><text:span text:style-name="T2">Payment = Sum( product.price * orderItem.quantity)</text:span></text:p>
          </draw:text-box>
        </draw:frame>
        <draw:custom-shape draw:style-name="gr7" draw:text-style-name="P4" xml:id="id1" draw:id="id1" draw:layer="layout" svg:width="3.302cm" svg:height="2.286cm" svg:x="4.61cm" svg:y="6.488cm">
          <text:p text:style-name="P3"><text:span text:style-name="T1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" draw:id="id2" draw:layer="layout" svg:width="3.302cm" svg:height="2.286cm" svg:x="4.602cm" svg:y="9.688cm">
          <text:p text:style-name="P3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6.261cm" svg:y1="8.774cm" svg:x2="6.253cm" svg:y2="9.688cm" draw:start-shape="id1" draw:start-glue-point="2" draw:end-shape="id2" draw:end-glue-point="0" svg:d="M6261 8774v457h-8v457" svg:viewBox="0 0 9 915">
          <text:p text:style-name="P3"><text:span text:style-name="T1"/></text:p>
        </draw:connector>
        <draw:custom-shape draw:style-name="gr9" draw:text-style-name="P6" xml:id="id3" draw:id="id3" draw:layer="layout" svg:width="3.302cm" svg:height="2.286cm" svg:x="0.425cm" svg:y="6.488cm">
          <text:p text:style-name="P3"><text:span text:style-name="T1">Sell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727cm" svg:y1="7.631cm" svg:x2="4.61cm" svg:y2="7.631cm" draw:start-shape="id3" draw:start-glue-point="1" draw:end-shape="id1" draw:end-glue-point="3" svg:d="M3727 7631h883" svg:viewBox="0 0 884 1">
          <text:p text:style-name="P3"><text:span text:style-name="T1"/></text:p>
        </draw:connector>
        <draw:connector draw:style-name="gr8" draw:text-style-name="P5" draw:layer="layout" svg:x1="10.413cm" svg:y1="2.756cm" svg:x2="10.387cm" svg:y2="10.922cm" draw:start-shape="id4" draw:start-glue-point="2" draw:end-shape="id5" svg:d="M10413 2756v4083h-26v4083" svg:viewBox="0 0 27 8167">
          <text:p text:style-name="P3"><text:span text:style-name="T1"/></text:p>
        </draw:connector>
        <draw:connector draw:style-name="gr8" draw:text-style-name="P5" draw:layer="layout" svg:x1="8.952cm" svg:y1="15.367cm" svg:x2="7.912cm" svg:y2="7.631cm" draw:start-shape="id6" draw:start-glue-point="3" draw:end-shape="id1" draw:end-glue-point="1" svg:d="M8952 15367h-520v-7736h-520" svg:viewBox="0 0 1041 7737">
          <text:p text:style-name="P3"><text:span text:style-name="T1"/></text:p>
        </draw:connector>
        <draw:custom-shape draw:style-name="gr10" draw:text-style-name="P7" xml:id="id7" draw:id="id7" draw:layer="layout" svg:width="3.302cm" svg:height="2.286cm" svg:x="0.425cm" svg:y="0.47cm">
          <text:p text:style-name="P3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727cm" svg:y1="1.613cm" svg:x2="8.762cm" svg:y2="1.613cm" draw:start-shape="id7" draw:start-glue-point="1" draw:end-shape="id4" draw:end-glue-point="3" svg:d="M3727 1613h5035" svg:viewBox="0 0 5036 1">
          <text:p text:style-name="P3"><text:span text:style-name="T1"/></text:p>
        </draw:connector>
        <draw:connector draw:style-name="gr8" draw:text-style-name="P5" draw:layer="layout" svg:x1="2.076cm" svg:y1="2.756cm" svg:x2="2.076cm" svg:y2="6.488cm" draw:start-shape="id7" draw:start-glue-point="2" draw:end-shape="id3" draw:end-glue-point="0" svg:d="M2076 2756v3732" svg:viewBox="0 0 1 3733">
          <text:p text:style-name="P3"><text:span text:style-name="T1"/></text:p>
        </draw:connector>
        <draw:custom-shape draw:style-name="gr9" draw:text-style-name="P6" xml:id="id4" draw:id="id4" draw:layer="layout" svg:width="3.302cm" svg:height="2.286cm" svg:x="8.762cm" svg:y="0.47cm">
          <text:p text:style-name="P3"><text:span text:style-name="T1">Buy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2.286cm" svg:x="4.602cm" svg:y="6.488cm">
          <text:p text:style-name="P3"><text:span text:style-name="T1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254cm" svg:height="0.254cm" svg:x="10.295cm" svg:y="2.641cm">
          <text:p text:style-name="P3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3.595cm" svg:y="7.441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6.195cm" svg:y="8.741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6" draw:id="id6" draw:layer="layout" svg:width="2.871cm" svg:height="2.286cm" svg:x="8.952cm" svg:y="14.224cm">
          <text:p text:style-name="P3"><text:span text:style-name="T1">Order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0.387cm" svg:y1="13.454cm" svg:x2="10.387cm" svg:y2="14.224cm" draw:start-shape="id5" draw:start-glue-point="2" draw:end-shape="id6" draw:end-glue-point="0" svg:d="M10387 13454v770" svg:viewBox="0 0 1 771">
          <text:p text:style-name="P3"><text:span text:style-name="T1"/></text:p>
        </draw:connector>
        <draw:custom-shape draw:style-name="gr13" draw:text-style-name="P4" xml:id="id10" draw:id="id10" draw:layer="layout" svg:width="3.011cm" svg:height="2.278cm" svg:x="12.991cm" svg:y="12.708cm">
          <text:p text:style-name="P3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1" draw:id="id11" draw:layer="layout" svg:width="0.219cm" svg:height="0.304cm" svg:x="11.802cm" svg:y="12.742cm">
          <text:p text:style-name="P3"><text:span text:style-name="T1"/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21cm" svg:height="0.254cm" svg:x="10.285cm" svg:y="13.342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xml:id="id9" draw:id="id9" draw:layer="layout" svg:x1="11.893cm" svg:y1="11.319cm" svg:x2="12.423cm" svg:y2="11.319cm">
          <text:p text:style-name="P3"><text:span text:style-name="T1"/></text:p>
        </draw:line>
        <draw:connector draw:style-name="gr8" draw:text-style-name="P5" draw:layer="layout" svg:x1="20.066cm" svg:y1="11.319cm" svg:x2="12.422cm" svg:y2="11.319cm" draw:start-shape="id8" draw:start-glue-point="3" draw:end-shape="id9" draw:end-glue-point="1" svg:d="M20066 11319h-7644" svg:viewBox="0 0 7645 1">
          <text:p text:style-name="P3"><text:span text:style-name="T1"/></text:p>
        </draw:connector>
        <draw:connector draw:style-name="gr8" draw:text-style-name="P5" draw:layer="layout" svg:x1="12.991cm" svg:y1="13.847cm" svg:x2="11.991cm" svg:y2="13.002cm" draw:start-shape="id10" draw:start-glue-point="3" draw:end-shape="id11" draw:end-glue-point="7" svg:d="M12991 13847h-485v-845h-515" svg:viewBox="0 0 1001 846">
          <text:p text:style-name="P3"><text:span text:style-name="T1"/></text:p>
        </draw:connector>
        <draw:custom-shape draw:style-name="gr16" draw:text-style-name="P4" xml:id="id12" draw:id="id12" draw:layer="layout" svg:width="2.887cm" svg:height="2.278cm" svg:x="24.384cm" svg:y="12.708cm">
          <text:p text:style-name="P3"><text:span text:style-name="T1">Refun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23.36cm" svg:y1="11.319cm" svg:x2="24.384cm" svg:y2="13.847cm" draw:start-shape="id8" draw:start-glue-point="1" draw:end-shape="id12" draw:end-glue-point="3" svg:d="M23360 11319h512v2528h512" svg:viewBox="0 0 1025 2529">
          <text:p text:style-name="P3"><text:span text:style-name="T1"/></text:p>
        </draw:connector>
        <draw:custom-shape draw:style-name="gr14" draw:text-style-name="P8" draw:layer="layout" svg:width="0.251cm" svg:height="0.304cm" svg:x="23.241cm" svg:y="11.143cm">
          <text:p text:style-name="P3"><text:span text:style-name="T1"/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182cm" svg:y1="0cm" svg:x2="8.128cm" svg:y2="21cm">
          <text:p text:style-name="P3"><text:span text:style-name="T1"/></text:p>
        </draw:line>
        <draw:connector draw:style-name="gr8" draw:text-style-name="P5" draw:layer="layout" svg:x1="12.064cm" svg:y1="1.613cm" svg:x2="21.713cm" svg:y2="9.922cm" draw:start-shape="id4" draw:start-glue-point="1" draw:end-shape="id8" draw:end-glue-point="0" svg:d="M12064 1613h9649v8309" svg:viewBox="0 0 9650 8310">
          <text:p text:style-name="P3"><text:span text:style-name="T1"/></text:p>
        </draw:connector>
        <draw:custom-shape draw:style-name="gr11" draw:text-style-name="P8" draw:layer="layout" svg:width="0.254cm" svg:height="0.254cm" svg:x="11.896cm" svg:y="1.542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4" draw:id="id14" draw:layer="layout" svg:width="3.011cm" svg:height="2.278cm" svg:x="16.491cm" svg:y="12.208cm">
          <text:p text:style-name="P3"><text:span text:style-name="T1">Delivery</text:span></text:p>
          <text:p text:style-name="P3"><text:span text:style-name="T1">Confirm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3" draw:id="id13" draw:layer="layout" svg:width="0.219cm" svg:height="0.304cm" svg:x="11.802cm" svg:y="11.7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line-skew="6.225cm 0.696cm" svg:x1="11.803cm" svg:y1="11.895cm" svg:x2="17.996cm" svg:y2="12.208cm" draw:start-shape="id13" draw:start-glue-point="10" draw:end-shape="id14" draw:end-glue-point="0" svg:d="M11803 11895h5723v43h470v270" svg:viewBox="0 0 6194 314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15:48:03.670340000</meta:creation-date>
    <dc:date>2016-11-22T14:25:10.578873000</dc:date>
    <meta:editing-duration>PT3H24M42S</meta:editing-duration>
    <meta:editing-cycles>8</meta:editing-cycles>
    <meta:generator>LibreOffice/5.1.4.2$MacOSX_X86_64 LibreOffice_project/a2b79effd678115174773cc8f9c66d2b5833e18c</meta:generator>
    <meta:document-statistic meta:object-count="64"/>
  </office:meta>
</office:document-meta>
</file>